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17cm" style:rel-column-width="9638*"/>
    </style:style>
    <style:style style:name="Table1.A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3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3.A" style:family="table-column">
      <style:table-column-properties style:column-width="17cm" style:rel-column-width="9638*"/>
    </style:style>
    <style:style style:name="Table3.A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7cm" style:rel-column-width="9638*"/>
    </style:style>
    <style:style style:name="Table2.A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4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4.A" style:family="table-column">
      <style:table-column-properties style:column-width="17cm" style:rel-column-width="9638*"/>
    </style:style>
    <style:style style:name="Table4.A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1facb0" officeooo:paragraph-rsid="001facb0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4b5be5" officeooo:paragraph-rsid="004b5be5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7cd6a0" officeooo:paragraph-rsid="007cd6a0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paragraph-rsid="001facb0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d6c8e" officeooo:paragraph-rsid="002d6c8e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7d4974" officeooo:paragraph-rsid="007d4974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text-properties fo:color="#666666" fo:font-style="italic" officeooo:rsid="004b5be5" officeooo:paragraph-rsid="004b5be5" style:font-style-asian="italic" style:font-style-complex="italic"/>
    </style:style>
    <style:style style:name="P9" style:family="paragraph" style:parent-style-name="Standard">
      <style:text-properties fo:color="#666666" fo:font-style="italic" officeooo:rsid="007d4974" officeooo:paragraph-rsid="007d4974" style:font-style-asian="italic" style:font-style-complex="italic"/>
    </style:style>
    <style:style style:name="P10" style:family="paragraph" style:parent-style-name="Standard">
      <style:text-properties fo:color="#666666" fo:font-style="italic" officeooo:rsid="008e295d" officeooo:paragraph-rsid="008e295d" style:font-style-asian="italic" style:font-style-complex="italic"/>
    </style:style>
    <style:style style:name="P11" style:family="paragraph" style:parent-style-name="Standard">
      <style:text-properties officeooo:paragraph-rsid="002fc8f5"/>
    </style:style>
    <style:style style:name="P12" style:family="paragraph" style:parent-style-name="Standard">
      <style:text-properties officeooo:paragraph-rsid="004b5be5"/>
    </style:style>
    <style:style style:name="P13" style:family="paragraph" style:parent-style-name="Standard">
      <style:text-properties officeooo:paragraph-rsid="00695b59"/>
    </style:style>
    <style:style style:name="P14" style:family="paragraph" style:parent-style-name="Standard">
      <style:text-properties officeooo:paragraph-rsid="007d4974"/>
    </style:style>
    <style:style style:name="P15" style:family="paragraph" style:parent-style-name="Standard">
      <style:text-properties fo:color="#666666" fo:font-style="italic" officeooo:rsid="007ef0f5" officeooo:paragraph-rsid="007d4974" style:font-style-asian="italic" style:font-style-complex="italic"/>
    </style:style>
    <style:style style:name="P16" style:family="paragraph" style:parent-style-name="Standard">
      <style:text-properties fo:color="#666666" fo:font-style="italic" officeooo:rsid="00965b4b" officeooo:paragraph-rsid="007d4974" style:font-style-asian="italic" style:font-style-complex="italic"/>
    </style:style>
    <style:style style:name="P17" style:family="paragraph" style:parent-style-name="Standard">
      <style:text-properties fo:color="#666666" fo:font-style="italic" officeooo:rsid="007d4974" officeooo:paragraph-rsid="007d4974" style:font-style-asian="italic" style:font-style-complex="italic"/>
    </style:style>
    <style:style style:name="P18" style:family="paragraph" style:parent-style-name="Standard">
      <style:text-properties officeooo:paragraph-rsid="009f9ce5"/>
    </style:style>
    <style:style style:name="P19" style:family="paragraph" style:parent-style-name="Standard">
      <style:text-properties officeooo:paragraph-rsid="00695b59"/>
    </style:style>
    <style:style style:name="P20" style:family="paragraph" style:parent-style-name="Standard">
      <style:text-properties officeooo:rsid="00a1fc0b" officeooo:paragraph-rsid="00a1fc0b"/>
    </style:style>
    <style:style style:name="P21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7d4974" officeooo:paragraph-rsid="009f9ce5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28a1e8"/>
    </style:style>
    <style:style style:name="T2" style:family="text">
      <style:text-properties officeooo:rsid="007cd6a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5191d3"/>
    </style:style>
    <style:style style:name="T5" style:family="text">
      <style:text-properties officeooo:rsid="006627ce"/>
    </style:style>
    <style:style style:name="T6" style:family="text">
      <style:text-properties officeooo:rsid="0067c60f"/>
    </style:style>
    <style:style style:name="T7" style:family="text">
      <style:text-properties officeooo:rsid="006838cf"/>
    </style:style>
    <style:style style:name="T8" style:family="text">
      <style:text-properties officeooo:rsid="007ea7fb"/>
    </style:style>
    <style:style style:name="T9" style:family="text">
      <style:text-properties officeooo:rsid="007ef0f5"/>
    </style:style>
    <style:style style:name="T10" style:family="text">
      <style:text-properties officeooo:rsid="0082e5ca"/>
    </style:style>
    <style:style style:name="T11" style:family="text">
      <style:text-properties officeooo:rsid="0087e2a4"/>
    </style:style>
    <style:style style:name="T12" style:family="text">
      <style:text-properties officeooo:rsid="00901171"/>
    </style:style>
    <style:style style:name="T13" style:family="text">
      <style:text-properties officeooo:rsid="00934a50"/>
    </style:style>
    <style:style style:name="T14" style:family="text">
      <style:text-properties officeooo:rsid="0094b8e7"/>
    </style:style>
    <style:style style:name="T15" style:family="text">
      <style:text-properties officeooo:rsid="00965b4b"/>
    </style:style>
    <style:style style:name="T16" style:family="text">
      <style:text-properties officeooo:rsid="0097b762"/>
    </style:style>
    <style:style style:name="T17" style:family="text">
      <style:text-properties officeooo:rsid="009ab89a"/>
    </style:style>
    <style:style style:name="T18" style:family="text">
      <style:text-properties officeooo:rsid="009c69b9"/>
    </style:style>
    <style:style style:name="T19" style:family="text">
      <style:text-properties officeooo:rsid="009deae7"/>
    </style:style>
    <style:style style:name="T20" style:family="text">
      <style:text-properties officeooo:rsid="009f9ce5"/>
    </style:style>
    <style:style style:name="T21" style:family="text">
      <style:text-properties officeooo:rsid="00a0c992"/>
    </style:style>
    <style:style style:name="T22" style:family="text">
      <style:text-properties officeooo:rsid="00a1fc0b"/>
    </style:style>
    <style:style style:name="T23" style:family="text">
      <style:text-properties officeooo:rsid="00a3abb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1" text:anchor-type="paragraph" svg:width="14.37cm" svg:height="11.351cm" draw:z-index="0"><draw:image xlink:href="../../../../../../../../gfx/screenies/null/20160115-13490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2">LÖSUNG</text:p>
          </table:table-cell>
        </table:table-row>
      </table:table>
      <text:p text:style-name="P12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#1</text:p>
          </table:table-cell>
        </table:table-row>
      </table:table>
      <text:p text:style-name="P14"/>
      <text:p text:style-name="P9">a) <text:span text:style-name="T12">I</text:span>NT</text:p>
      <text:p text:style-name="P9"><text:tab/><text:span text:style-name="T9">1, 2, 4…</text:span></text:p>
      <text:p text:style-name="P9"/>
      <text:p text:style-name="P9">b) FLOAT</text:p>
      <text:p text:style-name="P15"><text:tab/>0.8 , 4.2, 13.3..</text:p>
      <text:p text:style-name="P9"/>
      <text:p text:style-name="P10">DOUBLE</text:p>
      <text:p text:style-name="P10"><text:tab/>0.815, 4.20, 13.37</text:p>
      <text:p text:style-name="P9"><text:tab/></text:p>
      <text:p text:style-name="P9"/>
      <text:p text:style-name="P9">c) BOOLEAN</text:p>
      <text:p text:style-name="P9"><text:tab/><text:span text:style-name="T12">YES/NO, TRUE/FALSE, 1/0</text:span></text:p>
      <text:p text:style-name="P9"/>
      <text:p text:style-name="P9">d) <text:span text:style-name="T8">CHAR</text:span></text:p>
      <text:p text:style-name="P9"><text:tab/><text:span text:style-name="T10">X, i, z...</text:span></text:p>
      <text:p text:style-name="P9"/>
      <text:p text:style-name="P9">e) <text:span text:style-name="T22">VARCHAR</text:span></text:p>
      <text:p text:style-name="P9"><text:tab/><text:span text:style-name="T11">YOURMOMLOL</text:span></text:p>
      <text:p text:style-name="P9"/>
      <text:p text:style-name="P9">f) <text:span text:style-name="T15">BLOB (Bitketten (Töne, Bilder))</text:span></text:p>
      <text:p text:style-name="P9"><text:tab/><text:span text:style-name="T17">0 – 65,535 bytes</text:span></text:p>
      <text:p text:style-name="P16">SIMILAR TO BIT</text:p>
      <text:p text:style-name="P9"/>
      <text:p text:style-name="P9">g) <text:span text:style-name="T8">DATE</text:span></text:p>
      <text:p text:style-name="P9"><text:tab/><text:span text:style-name="T14">YYYY/MM/DD</text:span></text:p>
      <text:p text:style-name="P9"/>
      <text:p text:style-name="P9">h) <text:span text:style-name="T8">TIME</text:span></text:p>
      <text:p text:style-name="P9"><text:tab/><text:span text:style-name="T13">HH:MM:SS.ssssss</text:span></text:p>
      <text:p text:style-name="P9"/>
      <text:p text:style-name="P9">i) <text:span text:style-name="T8">TIMESTAMP</text:span></text:p>
      <text:p text:style-name="P9"><text:tab/><text:span text:style-name="T13">YYYY/MM/DD – HH:MM:SS</text:span></text:p>
      <text:p text:style-name="P9"><text:tab/><text:span text:style-name="T23">automatic</text:span></text:p>
      <text:p text:style-name="P9"><text:tab/></text:p>
      <text:p text:style-name="P9">j) <text:span text:style-name="T16">DECIMAL</text:span></text:p>
      <text:p text:style-name="P9"><text:tab/><text:span text:style-name="T19">234.50 EUR</text:span></text:p>
      <text:p text:style-name="P9"><text:tab/><text:span text:style-name="T18">sets fixed number (best for monetary values)</text:span></text:p>
      <text:p text:style-name="P9"><text:tab/></text:p>
      <text:p text:style-name="P13"/>
      <table:table table:name="Table4" table:style-name="Table4">
        <table:table-column table:style-name="Table4.A"/>
        <table:table-row>
          <table:table-cell table:style-name="Table4.A1" office:value-type="string">
            <text:p text:style-name="P21">#<text:span text:style-name="T21">3</text:span></text:p>
          </table:table-cell>
        </table:table-row>
      </table:table>
      <text:p text:style-name="P18"/>
      <text:p text:style-name="P20"/>
      <text:p text:style-name="P18"/>
      <text:p text:style-name="P13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DO<text:span text:style-name="T4">KU</text:span>MENTATION</text:p>
          </table:table-cell>
        </table:table-row>
      </table:table>
      <text:p text:style-name="P12"/>
      <text:p text:style-name="P8"><text:span text:style-name="T3">BENÖTIGTE ZEIT:</text:span> <text:span text:style-name="T6">10</text:span>0 min</text:p>
      <text:p text:style-name="P8"/>
      <text:p text:style-name="P8"><text:span text:style-name="T3">SCHWIERIGKEITSGRAD:</text:span> </text:p>
      <text:p text:style-name="P8"/>
      <text:p text:style-name="P8"><text:span text:style-name="T3">VERBESSERUNGSVORSCHLÄGE: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0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0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1facb0" officeooo:paragraph-rsid="001facb0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4b5be5" officeooo:paragraph-rsid="004b5be5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7cd6a0" officeooo:paragraph-rsid="007cd6a0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paragraph-rsid="001facb0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d6c8e" officeooo:paragraph-rsid="002d6c8e" style:font-size-asian="10pt" style:font-style-asian="normal" style:font-weight-asian="bold" style:font-size-complex="10pt" style:font-style-complex="normal" style:font-weight-complex="bold"/>
    </style:style>
    <style:style style:name="MT1" style:family="text">
      <style:text-properties officeooo:rsid="0028a1e8"/>
    </style:style>
    <style:style style:name="MT2" style:family="text">
      <style:text-properties officeooo:rsid="007cd6a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7" number:language="de" number:country="DE" number:title="User-defined">
      <number:year number:style="long"/>
      <number:text>/</number:text>
      <number:month number:style="long"/>
      <number:text>/</number:text>
      <number:day number:style="long"/>
    </number:date-style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<text:span text:style-name="MT1">Z 52</text:span></text:p>
            </table:table-cell>
            <table:table-cell table:style-name="contactinfo.A1" table:number-rows-spanned="2" office:value-type="string">
              <text:p text:style-name="MP2">3.<text:span text:style-name="MT2">4</text:span></text:p>
              <text:p text:style-name="MP3">SQL AUS TABELLEN</text:p>
            </table:table-cell>
            <table:table-cell table:style-name="contactinfo.C1" office:value-type="string">
              <text:p text:style-name="MP4"><text:date style:data-style-name="N10107" text:date-value="2016-01-19T09:42:48.873881874">2016/01/19</text:date></text:p>
            </table:table-cell>
          </table:table-row>
          <table:table-row>
            <table:table-cell table:style-name="contactinfo.A2" office:value-type="string">
              <text:p text:style-name="MP5">ZEEB, CHARLOTTE</text:p>
            </table:table-cell>
            <table:covered-table-cell/>
            <table:table-cell table:style-name="contactinfo.C2" office:value-type="string">
              <text:p text:style-name="MP6">AS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1DT8H12M</meta:editing-duration>
    <meta:editing-cycles>115</meta:editing-cycles>
    <meta:generator>LibreOffice/5.0.4.2$Linux_X86_64 LibreOffice_project/00m0$Build-2</meta:generator>
    <dc:title>Header Schule</dc:title>
    <dc:date>2016-01-19T09:42:48.839023040</dc:date>
    <meta:document-statistic meta:table-count="5" meta:image-count="1" meta:object-count="0" meta:page-count="2" meta:paragraph-count="41" meta:word-count="81" meta:character-count="501" meta:non-whitespace-character-count="438"/>
    <meta:template xlink:type="simple" xlink:actuate="onRequest" xlink:title="Header Schule" xlink:href="../../../../../../../../.config/libreoffice/4/user/template/Header%20Schule.ott" meta:date="2015-10-18T17:09:17.317328296"/>
  </office:meta>
</office:document-meta>
</file>